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Variabl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#define</text:p>
          </table:table-cell>
          <table:table-cell office:value-type="string">
            <text:p>N_DIST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THETA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D_YAW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PHI_I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V_I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D_V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2">
          <table:table-cell table:number-columns-repeated="2"/>
          <table:table-cell office:value-type="string">
            <text:p>Bytes per table entry</text:p>
          </table:table-cell>
          <table:table-cell/>
          <table:table-cell table:formula="of:=10*4+1" office:value-type="float" office:value="41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otal entries</text:p>
          </table:table-cell>
          <table:table-cell/>
          <table:table-cell table:style-name="ce1" table:formula="of:=PRODUCT([.E2:.E7])" office:value-type="float" office:value="8568000">
            <text:p>8,568,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otal bytes</text:p>
          </table:table-cell>
          <table:table-cell/>
          <table:table-cell table:style-name="ce1" table:formula="of:=PRODUCT([.E2:.E8])" office:value-type="float" office:value="351288000">
            <text:p>351,288,000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Total entries</text:p>
          </table:table-cell>
          <table:table-cell/>
          <table:table-cell table:style-name="ce1" table:formula="of:=PRODUCT([.E2:.E6])" office:value-type="float" office:value="1071000">
            <text:p>1,071,000</text:p>
          </table:table-cell>
          <table:table-cell table:number-columns-repeated="2"/>
        </table:table-row>
        <table:table-row table:style-name="ro2" table:number-rows-repeated="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ist" table:style-name="ta1">
        <table:shapes>
          <draw:frame draw:z-index="0" draw:style-name="gr1" svg:width="6.2988in" svg:height="3.5429in" svg:x="5.7374in" svg:y="0.7413in">
            <draw:object draw:notify-on-update-of-ranges="Dist.C7:Dist.C7 Dist.C8:Dist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string">
            <text:p>First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2.3">
            <text:p>2.3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Common ratio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.18">
            <text:p>1.18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zero index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-1">
            <text:p>-1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office:value-type="string">
            <text:p>Delta Dist.</text:p>
          </table:table-cell>
          <table:table-cell table:style-name="Default" office:value-type="string">
            <text:p>Distance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$A$2]*POWER([.$A$4]; [.D8]-[.$A$6])- [.$A$2]" office:value-type="float" office:value="0.414">
            <text:p>0.41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[.C9]-[.C8]" office:value-type="float" office:value="0.48852">
            <text:p>0.48852</text:p>
          </table:table-cell>
          <table:table-cell table:formula="of:=[.$A$2]*POWER([.$A$4]; [.D9]-[.$A$6])- [.$A$2]" office:value-type="float" office:value="0.902519999999999">
            <text:p>0.9025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C10]-[.C9]" office:value-type="float" office:value="0.5764536">
            <text:p>0.5764536</text:p>
          </table:table-cell>
          <table:table-cell table:formula="of:=[.$A$2]*POWER([.$A$4]; [.D10]-[.$A$6])- [.$A$2]" office:value-type="float" office:value="1.4789736">
            <text:p>1.4789736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[.C11]-[.C10]" office:value-type="float" office:value="0.680215247999999">
            <text:p>0.680215248</text:p>
          </table:table-cell>
          <table:table-cell table:formula="of:=[.$A$2]*POWER([.$A$4]; [.D11]-[.$A$6])- [.$A$2]" office:value-type="float" office:value="2.159188848">
            <text:p>2.159188848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formula="of:=[.C12]-[.C11]" office:value-type="float" office:value="0.802653992640001">
            <text:p>0.8026539926</text:p>
          </table:table-cell>
          <table:table-cell table:formula="of:=[.$A$2]*POWER([.$A$4]; [.D12]-[.$A$6])- [.$A$2]" office:value-type="float" office:value="2.96184284064">
            <text:p>2.9618428406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formula="of:=[.C13]-[.C12]" office:value-type="float" office:value="0.947131711315198">
            <text:p>0.9471317113</text:p>
          </table:table-cell>
          <table:table-cell table:formula="of:=[.$A$2]*POWER([.$A$4]; [.D13]-[.$A$6])- [.$A$2]" office:value-type="float" office:value="3.9089745519552">
            <text:p>3.90897455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formula="of:=[.C14]-[.C13]" office:value-type="float" office:value="1.11761541935194">
            <text:p>1.1176154194</text:p>
          </table:table-cell>
          <table:table-cell table:formula="of:=[.$A$2]*POWER([.$A$4]; [.D14]-[.$A$6])- [.$A$2]" office:value-type="float" office:value="5.02658997130713">
            <text:p>5.0265899713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[.C15]-[.C14]" office:value-type="float" office:value="1.31878619483528">
            <text:p>1.3187861948</text:p>
          </table:table-cell>
          <table:table-cell table:formula="of:=[.$A$2]*POWER([.$A$4]; [.D15]-[.$A$6])- [.$A$2]" office:value-type="float" office:value="6.34537616614242">
            <text:p>6.345376166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formula="of:=[.C16]-[.C15]" office:value-type="float" office:value="1.55616770990564">
            <text:p>1.5561677099</text:p>
          </table:table-cell>
          <table:table-cell table:formula="of:=[.$A$2]*POWER([.$A$4]; [.D16]-[.$A$6])- [.$A$2]" office:value-type="float" office:value="7.90154387604805">
            <text:p>7.90154387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formula="of:=[.C17]-[.C16]" office:value-type="float" office:value="1.83627789768865">
            <text:p>1.8362778977</text:p>
          </table:table-cell>
          <table:table-cell table:formula="of:=[.$A$2]*POWER([.$A$4]; [.D17]-[.$A$6])- [.$A$2]" office:value-type="float" office:value="9.7378217737367">
            <text:p>9.7378217737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table:formula="of:=[.C18]-[.C17]" office:value-type="float" office:value="2.16680791927261">
            <text:p>2.1668079193</text:p>
          </table:table-cell>
          <table:table-cell table:formula="of:=[.$A$2]*POWER([.$A$4]; [.D18]-[.$A$6])- [.$A$2]" office:value-type="float" office:value="11.9046296930093">
            <text:p>11.9046296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formula="of:=[.C19]-[.C18]" office:value-type="float" office:value="2.55683334474167">
            <text:p>2.5568333447</text:p>
          </table:table-cell>
          <table:table-cell table:formula="of:=[.$A$2]*POWER([.$A$4]; [.D19]-[.$A$6])- [.$A$2]" office:value-type="float" office:value="14.461463037751">
            <text:p>14.4614630378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formula="of:=[.C20]-[.C19]" office:value-type="float" office:value="3.01706334679517">
            <text:p>3.0170633468</text:p>
          </table:table-cell>
          <table:table-cell table:formula="of:=[.$A$2]*POWER([.$A$4]; [.D20]-[.$A$6])- [.$A$2]" office:value-type="float" office:value="17.4785263845461">
            <text:p>17.4785263845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formula="of:=[.C21]-[.C20]" office:value-type="float" office:value="3.56013474921831">
            <text:p>3.5601347492</text:p>
          </table:table-cell>
          <table:table-cell table:formula="of:=[.$A$2]*POWER([.$A$4]; [.D21]-[.$A$6])- [.$A$2]" office:value-type="float" office:value="21.0386611337645">
            <text:p>21.0386611338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formula="of:=[.C22]-[.C21]" office:value-type="float" office:value="4.2009590040776">
            <text:p>4.2009590041</text:p>
          </table:table-cell>
          <table:table-cell table:formula="of:=[.$A$2]*POWER([.$A$4]; [.D22]-[.$A$6])- [.$A$2]" office:value-type="float" office:value="25.2396201378421">
            <text:p>25.239620137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heta" table:style-name="ta1">
        <table:shapes>
          <draw:frame draw:z-index="0" draw:style-name="gr1" svg:width="6.2988in" svg:height="3.5429in" svg:x="5.6425in" svg:y="1.3201in">
            <draw:object draw:notify-on-update-of-ranges="Theta.C7:Theta.C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Common Theta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Maximo theta para um lado em graus</text:p>
          </table:table-cell>
          <table:table-cell/>
        </table:table-row>
        <table:table-row table:style-name="ro3">
          <table:table-cell table:number-columns-repeated="2"/>
          <table:table-cell table:formula="of:=2*[.C3]" office:value-type="float" office:value="30">
            <text:p>30</text:p>
          </table:table-cell>
          <table:table-cell/>
          <table:table-cell office:value-type="string">
            <text:p>Para os dois lados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Numero de instancias da variavel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formula="of:=360-SUM([.C8:.C22])" office:value-type="float" office:value="248">
            <text:p>248</text:p>
          </table:table-cell>
          <table:table-cell table:number-columns-repeated="2"/>
          <table:table-cell office:value-type="string">
            <text:p>radians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9]+[.C8]" office:value-type="float" office:value="56">
            <text:p>56</text:p>
          </table:table-cell>
          <table:table-cell table:formula="of:=[.E8]*ACOS(-1)/180" office:value-type="float" office:value="0.977384381116825">
            <text:p>0.9773843811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10]+[.C9]" office:value-type="float" office:value="48">
            <text:p>48</text:p>
          </table:table-cell>
          <table:table-cell table:formula="of:=[.E9]*ACOS(-1)/180" office:value-type="float" office:value="0.837758040957278">
            <text:p>0.837758041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E11]+[.C10]" office:value-type="float" office:value="40">
            <text:p>40</text:p>
          </table:table-cell>
          <table:table-cell table:formula="of:=[.E10]*ACOS(-1)/180" office:value-type="float" office:value="0.698131700797732">
            <text:p>0.6981317008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E12]+[.C11]" office:value-type="float" office:value="32">
            <text:p>32</text:p>
          </table:table-cell>
          <table:table-cell table:formula="of:=[.E11]*ACOS(-1)/180" office:value-type="float" office:value="0.558505360638185">
            <text:p>0.5585053606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E13]+[.C12]" office:value-type="float" office:value="24">
            <text:p>24</text:p>
          </table:table-cell>
          <table:table-cell table:formula="of:=[.E12]*ACOS(-1)/180" office:value-type="float" office:value="0.418879020478639">
            <text:p>0.4188790205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4]+[.C13]" office:value-type="float" office:value="16">
            <text:p>16</text:p>
          </table:table-cell>
          <table:table-cell table:formula="of:=[.E13]*ACOS(-1)/180" office:value-type="float" office:value="0.279252680319093">
            <text:p>0.2792526803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E15]+[.C14]" office:value-type="float" office:value="8">
            <text:p>8</text:p>
          </table:table-cell>
          <table:table-cell table:formula="of:=[.E14]*ACOS(-1)/180" office:value-type="float" office:value="0.139626340159546">
            <text:p>0.1396263402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C15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E15]+[.C16]" office:value-type="float" office:value="8">
            <text:p>8</text:p>
          </table:table-cell>
          <table:table-cell table:formula="of:=[.E16]*ACOS(-1)/180" office:value-type="float" office:value="0.139626340159546">
            <text:p>0.1396263402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E16]+[.C17]" office:value-type="float" office:value="16">
            <text:p>16</text:p>
          </table:table-cell>
          <table:table-cell table:formula="of:=[.E17]*ACOS(-1)/180" office:value-type="float" office:value="0.279252680319093">
            <text:p>0.2792526803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E17]+[.C18]" office:value-type="float" office:value="24">
            <text:p>24</text:p>
          </table:table-cell>
          <table:table-cell table:formula="of:=[.E18]*ACOS(-1)/180" office:value-type="float" office:value="0.418879020478639">
            <text:p>0.4188790205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E18]+[.C19]" office:value-type="float" office:value="32">
            <text:p>32</text:p>
          </table:table-cell>
          <table:table-cell table:formula="of:=[.E19]*ACOS(-1)/180" office:value-type="float" office:value="0.558505360638185">
            <text:p>0.5585053606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E19]+[.C20]" office:value-type="float" office:value="40">
            <text:p>40</text:p>
          </table:table-cell>
          <table:table-cell table:formula="of:=[.E20]*ACOS(-1)/180" office:value-type="float" office:value="0.698131700797732">
            <text:p>0.6981317008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E20]+[.C21]" office:value-type="float" office:value="48">
            <text:p>48</text:p>
          </table:table-cell>
          <table:table-cell table:formula="of:=[.E21]*ACOS(-1)/180" office:value-type="float" office:value="0.837758040957278">
            <text:p>0.837758041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[.E21]+[.C22]" office:value-type="float" office:value="56">
            <text:p>56</text:p>
          </table:table-cell>
          <table:table-cell table:formula="of:=[.E22]*ACOS(-1)/180" office:value-type="float" office:value="0.977384381116825">
            <text:p>0.9773843811</text:p>
          </table:table-cell>
        </table:table-row>
        <table:table-row table:style-name="ro2" table:number-rows-repeated="1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_Yaw" table:style-name="ta1">
        <table:shapes>
          <draw:frame draw:z-index="0" draw:style-name="gr1" svg:width="10.2094in" svg:height="5.8193in" svg:x="4.6323in" svg:y="0.9965in">
            <draw:object draw:notify-on-update-of-ranges="D_Yaw.B7:D_Yaw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Common ratio</text:p>
          </table:table-cell>
          <table:table-cell/>
          <table:table-cell table:formula="of:=[.C8]" office:value-type="float" office:value="52.748517">
            <text:p>52.748517</text:p>
          </table:table-cell>
          <table:table-cell table:number-columns-repeated="2"/>
        </table:table-row>
        <table:table-row table:style-name="ro2">
          <table:table-cell office:value-type="float" office:value="1.3">
            <text:p>1.3</text:p>
          </table:table-cell>
          <table:table-cell/>
          <table:table-cell table:formula="of:=2*[.C3]" office:value-type="float" office:value="105.497034">
            <text:p>105.497034</text:p>
          </table:table-cell>
          <table:table-cell table:number-columns-repeated="2"/>
        </table:table-row>
        <table:table-row table:style-name="ro2">
          <table:table-cell office:value-type="string">
            <text:p>zero index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254.502966">
            <text:p>254.502966</text:p>
          </table:table-cell>
          <table:table-cell table:number-columns-repeated="2"/>
          <table:table-cell office:value-type="string">
            <text:p>radians</text:p>
          </table:table-cell>
        </table:table-row>
        <table:table-row table:style-name="ro2">
          <table:table-cell/>
          <table:table-cell table:formula="of:=[.C8]-[.C9]" office:value-type="float" office:value="14.480427">
            <text:p>14.480427</text:p>
          </table:table-cell>
          <table:table-cell table:formula="of:=[.$A$2]*POWER([.$A$4]; ABS([.D8] - [.$A$6]))- [.$A$2]" office:value-type="float" office:value="52.748517">
            <text:p>52.748517</text:p>
          </table:table-cell>
          <table:table-cell office:value-type="float" office:value="0">
            <text:p>0</text:p>
          </table:table-cell>
          <table:table-cell table:formula="of:=[.C8]*ACOS(-1)/180" office:value-type="float" office:value="0.920635297194202">
            <text:p>0.9206352972</text:p>
          </table:table-cell>
        </table:table-row>
        <table:table-row table:style-name="ro2">
          <table:table-cell/>
          <table:table-cell table:formula="of:=[.C9]-[.C10]" office:value-type="float" office:value="11.13879">
            <text:p>11.13879</text:p>
          </table:table-cell>
          <table:table-cell table:formula="of:=[.$A$2]*POWER([.$A$4]; ABS([.D9] - [.$A$6]))- [.$A$2]" office:value-type="float" office:value="38.26809">
            <text:p>38.26809</text:p>
          </table:table-cell>
          <table:table-cell office:value-type="float" office:value="1">
            <text:p>1</text:p>
          </table:table-cell>
          <table:table-cell table:formula="of:=[.C9]*ACOS(-1)/180" office:value-type="float" office:value="0.667904168949517">
            <text:p>0.6679041689</text:p>
          </table:table-cell>
        </table:table-row>
        <table:table-row table:style-name="ro2">
          <table:table-cell/>
          <table:table-cell table:formula="of:=[.C10]-[.C11]" office:value-type="float" office:value="8.5683">
            <text:p>8.5683</text:p>
          </table:table-cell>
          <table:table-cell table:formula="of:=[.$A$2]*POWER([.$A$4]; ABS([.D10] - [.$A$6]))- [.$A$2]" office:value-type="float" office:value="27.1293">
            <text:p>27.1293</text:p>
          </table:table-cell>
          <table:table-cell office:value-type="float" office:value="2">
            <text:p>2</text:p>
          </table:table-cell>
          <table:table-cell table:formula="of:=[.C10]*ACOS(-1)/180" office:value-type="float" office:value="0.473495608761298">
            <text:p>0.4734956088</text:p>
          </table:table-cell>
        </table:table-row>
        <table:table-row table:style-name="ro2">
          <table:table-cell/>
          <table:table-cell table:formula="of:=[.C11]-[.C12]" office:value-type="float" office:value="6.59100000000001">
            <text:p>6.591</text:p>
          </table:table-cell>
          <table:table-cell table:formula="of:=[.$A$2]*POWER([.$A$4]; ABS([.D11] - [.$A$6]))- [.$A$2]" office:value-type="float" office:value="18.561">
            <text:p>18.561</text:p>
          </table:table-cell>
          <table:table-cell office:value-type="float" office:value="3">
            <text:p>3</text:p>
          </table:table-cell>
          <table:table-cell table:formula="of:=[.C11]*ACOS(-1)/180" office:value-type="float" office:value="0.323950562462668">
            <text:p>0.3239505625</text:p>
          </table:table-cell>
        </table:table-row>
        <table:table-row table:style-name="ro2">
          <table:table-cell/>
          <table:table-cell table:formula="of:=[.C12]-[.C13]" office:value-type="float" office:value="5.07">
            <text:p>5.07</text:p>
          </table:table-cell>
          <table:table-cell table:formula="of:=[.$A$2]*POWER([.$A$4]; ABS([.D12] - [.$A$6]))- [.$A$2]" office:value-type="float" office:value="11.97">
            <text:p>11.97</text:p>
          </table:table-cell>
          <table:table-cell office:value-type="float" office:value="4">
            <text:p>4</text:p>
          </table:table-cell>
          <table:table-cell table:formula="of:=[.C12]*ACOS(-1)/180" office:value-type="float" office:value="0.208915911463721">
            <text:p>0.2089159115</text:p>
          </table:table-cell>
        </table:table-row>
        <table:table-row table:style-name="ro2">
          <table:table-cell/>
          <table:table-cell table:formula="of:=[.C13]-[.C14]" office:value-type="float" office:value="3.9">
            <text:p>3.9</text:p>
          </table:table-cell>
          <table:table-cell table:formula="of:=[.$A$2]*POWER([.$A$4]; ABS([.D13] - [.$A$6]))- [.$A$2]" office:value-type="float" office:value="6.9">
            <text:p>6.9</text:p>
          </table:table-cell>
          <table:table-cell office:value-type="float" office:value="5">
            <text:p>5</text:p>
          </table:table-cell>
          <table:table-cell table:formula="of:=[.C13]*ACOS(-1)/180" office:value-type="float" office:value="0.120427718387609">
            <text:p>0.1204277184</text:p>
          </table:table-cell>
        </table:table-row>
        <table:table-row table:style-name="ro2">
          <table:table-cell/>
          <table:table-cell table:formula="of:=[.C14]-[.C15]" office:value-type="float" office:value="3">
            <text:p>3</text:p>
          </table:table-cell>
          <table:table-cell table:formula="of:=[.$A$2]*POWER([.$A$4]; ABS([.D14] - [.$A$6]))- [.$A$2]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14]*ACOS(-1)/180" office:value-type="float" office:value="0.0523598775598299">
            <text:p>0.052359877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$A$2]*POWER([.$A$4]; [.D15] - [.$A$6])- [.$A$2]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C15]*ACOS(-1)/180" office:value-type="float" office:value="0">
            <text:p>0</text:p>
          </table:table-cell>
        </table:table-row>
        <table:table-row table:style-name="ro2">
          <table:table-cell/>
          <table:table-cell table:formula="of:=[.C16]-[.C15]" office:value-type="float" office:value="3">
            <text:p>3</text:p>
          </table:table-cell>
          <table:table-cell table:formula="of:=[.$A$2]*POWER([.$A$4]; [.D16] - [.$A$6])- [.$A$2]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16]*ACOS(-1)/180" office:value-type="float" office:value="0.0523598775598299">
            <text:p>0.0523598776</text:p>
          </table:table-cell>
        </table:table-row>
        <table:table-row table:style-name="ro2">
          <table:table-cell/>
          <table:table-cell table:formula="of:=[.C17]-[.C16]" office:value-type="float" office:value="3.9">
            <text:p>3.9</text:p>
          </table:table-cell>
          <table:table-cell table:formula="of:=[.$A$2]*POWER([.$A$4]; [.D17] - [.$A$6])- [.$A$2]" office:value-type="float" office:value="6.9">
            <text:p>6.9</text:p>
          </table:table-cell>
          <table:table-cell office:value-type="float" office:value="9">
            <text:p>9</text:p>
          </table:table-cell>
          <table:table-cell table:formula="of:=[.C17]*ACOS(-1)/180" office:value-type="float" office:value="0.120427718387609">
            <text:p>0.1204277184</text:p>
          </table:table-cell>
        </table:table-row>
        <table:table-row table:style-name="ro2">
          <table:table-cell/>
          <table:table-cell table:formula="of:=[.C18]-[.C17]" office:value-type="float" office:value="5.07">
            <text:p>5.07</text:p>
          </table:table-cell>
          <table:table-cell table:formula="of:=[.$A$2]*POWER([.$A$4]; [.D18] - [.$A$6])- [.$A$2]" office:value-type="float" office:value="11.97">
            <text:p>11.97</text:p>
          </table:table-cell>
          <table:table-cell office:value-type="float" office:value="10">
            <text:p>10</text:p>
          </table:table-cell>
          <table:table-cell table:formula="of:=[.C18]*ACOS(-1)/180" office:value-type="float" office:value="0.208915911463721">
            <text:p>0.2089159115</text:p>
          </table:table-cell>
        </table:table-row>
        <table:table-row table:style-name="ro2">
          <table:table-cell/>
          <table:table-cell table:formula="of:=[.C19]-[.C18]" office:value-type="float" office:value="6.59100000000001">
            <text:p>6.591</text:p>
          </table:table-cell>
          <table:table-cell table:formula="of:=[.$A$2]*POWER([.$A$4]; [.D19] - [.$A$6])- [.$A$2]" office:value-type="float" office:value="18.561">
            <text:p>18.561</text:p>
          </table:table-cell>
          <table:table-cell office:value-type="float" office:value="11">
            <text:p>11</text:p>
          </table:table-cell>
          <table:table-cell table:formula="of:=[.C19]*ACOS(-1)/180" office:value-type="float" office:value="0.323950562462668">
            <text:p>0.3239505625</text:p>
          </table:table-cell>
        </table:table-row>
        <table:table-row table:style-name="ro2">
          <table:table-cell/>
          <table:table-cell table:formula="of:=[.C20]-[.C19]" office:value-type="float" office:value="8.5683">
            <text:p>8.5683</text:p>
          </table:table-cell>
          <table:table-cell table:formula="of:=[.$A$2]*POWER([.$A$4]; [.D20] - [.$A$6])- [.$A$2]" office:value-type="float" office:value="27.1293">
            <text:p>27.1293</text:p>
          </table:table-cell>
          <table:table-cell office:value-type="float" office:value="12">
            <text:p>12</text:p>
          </table:table-cell>
          <table:table-cell table:formula="of:=[.C20]*ACOS(-1)/180" office:value-type="float" office:value="0.473495608761298">
            <text:p>0.4734956088</text:p>
          </table:table-cell>
        </table:table-row>
        <table:table-row table:style-name="ro2">
          <table:table-cell/>
          <table:table-cell table:formula="of:=[.C21]-[.C20]" office:value-type="float" office:value="11.13879">
            <text:p>11.13879</text:p>
          </table:table-cell>
          <table:table-cell table:formula="of:=[.$A$2]*POWER([.$A$4]; [.D21] - [.$A$6])- [.$A$2]" office:value-type="float" office:value="38.26809">
            <text:p>38.26809</text:p>
          </table:table-cell>
          <table:table-cell office:value-type="float" office:value="13">
            <text:p>13</text:p>
          </table:table-cell>
          <table:table-cell table:formula="of:=[.C21]*ACOS(-1)/180" office:value-type="float" office:value="0.667904168949517">
            <text:p>0.6679041689</text:p>
          </table:table-cell>
        </table:table-row>
        <table:table-row table:style-name="ro2">
          <table:table-cell/>
          <table:table-cell table:formula="of:=[.C22]-[.C21]" office:value-type="float" office:value="14.480427">
            <text:p>14.480427</text:p>
          </table:table-cell>
          <table:table-cell table:formula="of:=[.$A$2]*POWER([.$A$4]; [.D22] - [.$A$6])- [.$A$2]" office:value-type="float" office:value="52.748517">
            <text:p>52.748517</text:p>
          </table:table-cell>
          <table:table-cell office:value-type="float" office:value="14">
            <text:p>14</text:p>
          </table:table-cell>
          <table:table-cell table:formula="of:=[.C22]*ACOS(-1)/180" office:value-type="float" office:value="0.920635297194202">
            <text:p>0.9206352972</text:p>
          </table:table-cell>
        </table:table-row>
      </table:table>
      <table:table table:name="D_Phi" table:style-name="ta1">
        <table:shapes>
          <draw:frame draw:z-index="0" draw:style-name="gr1" svg:width="6.2988in" svg:height="3.5429in" svg:x="4.6724in" svg:y="1.0941in">
            <draw:object draw:notify-on-update-of-ranges="D_Phi.B7:D_Phi.B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9in" svg:x="10.8677in" svg:y="1.2307in">
            <draw:object draw:notify-on-update-of-ranges="D_Phi.D8:D_Phi.D14 D_Phi.C15:D_Phi.C2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ommon ratio</text:p>
          </table:table-cell>
          <table:table-cell/>
          <table:table-cell table:formula="of:=[.C8]" office:value-type="float" office:value="27.6874407572767">
            <text:p>27.6874407573</text:p>
          </table:table-cell>
          <table:table-cell/>
          <table:table-cell office:value-type="string">
            <text:p>Maximo phi para um lado em graus</text:p>
          </table:table-cell>
        </table:table-row>
        <table:table-row table:style-name="ro3">
          <table:table-cell office:value-type="float" office:value="1.394">
            <text:p>1.394</text:p>
          </table:table-cell>
          <table:table-cell/>
          <table:table-cell table:formula="of:=2*[.C3]" office:value-type="float" office:value="55.3748815145535">
            <text:p>55.3748815146</text:p>
          </table:table-cell>
          <table:table-cell/>
          <table:table-cell office:value-type="string">
            <text:p>Para os dois lados</text:p>
          </table:table-cell>
        </table:table-row>
        <table:table-row table:style-name="ro3">
          <table:table-cell office:value-type="string">
            <text:p>zero index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umero de instancias da variavel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304.625118485447">
            <text:p>304.6251184854</text:p>
          </table:table-cell>
          <table:table-cell table:number-columns-repeated="3"/>
        </table:table-row>
        <table:table-row table:style-name="ro2">
          <table:table-cell/>
          <table:table-cell table:formula="of:=[.C8]-[.C9]" office:value-type="float" office:value="8.67349473340533">
            <text:p>8.6734947334</text:p>
          </table:table-cell>
          <table:table-cell table:formula="of:=[.$A$2]*POWER([.$A$4]; ABS([.D8] - [.$A$6]))- [.$A$2]" office:value-type="float" office:value="27.6874407572767">
            <text:p>27.687440757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table:formula="of:=[.C9]-[.C10]" office:value-type="float" office:value="6.22201917747872">
            <text:p>6.2220191775</text:p>
          </table:table-cell>
          <table:table-cell table:formula="of:=[.$A$2]*POWER([.$A$4]; ABS([.D9] - [.$A$6]))- [.$A$2]" office:value-type="float" office:value="19.0139460238714">
            <text:p>19.013946023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formula="of:=[.C10]-[.C11]" office:value-type="float" office:value="4.46342839130468">
            <text:p>4.4634283913</text:p>
          </table:table-cell>
          <table:table-cell table:formula="of:=[.$A$2]*POWER([.$A$4]; ABS([.D10] - [.$A$6]))- [.$A$2]" office:value-type="float" office:value="12.7919268463927">
            <text:p>12.791926846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formula="of:=[.C11]-[.C12]" office:value-type="float" office:value="3.201885503088">
            <text:p>3.2018855031</text:p>
          </table:table-cell>
          <table:table-cell table:formula="of:=[.$A$2]*POWER([.$A$4]; ABS([.D11] - [.$A$6]))- [.$A$2]" office:value-type="float" office:value="8.328498455088">
            <text:p>8.328498455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table:formula="of:=[.C12]-[.C13]" office:value-type="float" office:value="2.296904952">
            <text:p>2.296904952</text:p>
          </table:table-cell>
          <table:table-cell table:formula="of:=[.$A$2]*POWER([.$A$4]; ABS([.D12] - [.$A$6]))- [.$A$2]" office:value-type="float" office:value="5.126612952">
            <text:p>5.12661295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formula="of:=[.C13]-[.C14]" office:value-type="float" office:value="1.647708">
            <text:p>1.647708</text:p>
          </table:table-cell>
          <table:table-cell table:formula="of:=[.$A$2]*POWER([.$A$4]; ABS([.D13] - [.$A$6]))- [.$A$2]" office:value-type="float" office:value="2.829708">
            <text:p>2.829708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formula="of:=[.C14]-[.C15]" office:value-type="float" office:value="1.182">
            <text:p>1.182</text:p>
          </table:table-cell>
          <table:table-cell table:formula="of:=[.$A$2]*POWER([.$A$4]; ABS([.D14] - [.$A$6]))- [.$A$2]" office:value-type="float" office:value="1.182">
            <text:p>1.18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$A$2]*POWER([.$A$4]; [.D15] - [.$A$6])- [.$A$2]"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table:formula="of:=[.C16]-[.C15]" office:value-type="float" office:value="1.182">
            <text:p>1.182</text:p>
          </table:table-cell>
          <table:table-cell table:formula="of:=[.$A$2]*POWER([.$A$4]; [.D16] - [.$A$6])- [.$A$2]" office:value-type="float" office:value="1.182">
            <text:p>1.18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table:formula="of:=[.C17]-[.C16]" office:value-type="float" office:value="1.647708">
            <text:p>1.647708</text:p>
          </table:table-cell>
          <table:table-cell table:formula="of:=[.$A$2]*POWER([.$A$4]; [.D17] - [.$A$6])- [.$A$2]" office:value-type="float" office:value="2.829708">
            <text:p>2.829708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table:formula="of:=[.C18]-[.C17]" office:value-type="float" office:value="2.296904952">
            <text:p>2.296904952</text:p>
          </table:table-cell>
          <table:table-cell table:formula="of:=[.$A$2]*POWER([.$A$4]; [.D18] - [.$A$6])- [.$A$2]" office:value-type="float" office:value="5.126612952">
            <text:p>5.12661295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formula="of:=[.C19]-[.C18]" office:value-type="float" office:value="3.201885503088">
            <text:p>3.2018855031</text:p>
          </table:table-cell>
          <table:table-cell table:formula="of:=[.$A$2]*POWER([.$A$4]; [.D19] - [.$A$6])- [.$A$2]" office:value-type="float" office:value="8.328498455088">
            <text:p>8.3284984551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table:formula="of:=[.C20]-[.C19]" office:value-type="float" office:value="4.46342839130468">
            <text:p>4.4634283913</text:p>
          </table:table-cell>
          <table:table-cell table:formula="of:=[.$A$2]*POWER([.$A$4]; [.D20] - [.$A$6])- [.$A$2]" office:value-type="float" office:value="12.7919268463927">
            <text:p>12.7919268464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table:formula="of:=[.C21]-[.C20]" office:value-type="float" office:value="6.22201917747872">
            <text:p>6.2220191775</text:p>
          </table:table-cell>
          <table:table-cell table:formula="of:=[.$A$2]*POWER([.$A$4]; [.D21] - [.$A$6])- [.$A$2]" office:value-type="float" office:value="19.0139460238714">
            <text:p>19.0139460239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/>
          <table:table-cell table:formula="of:=[.C22]-[.C21]" office:value-type="float" office:value="8.67349473340533">
            <text:p>8.6734947334</text:p>
          </table:table-cell>
          <table:table-cell table:formula="of:=[.$A$2]*POWER([.$A$4]; [.D22] - [.$A$6])- [.$A$2]" office:value-type="float" office:value="27.6874407572767">
            <text:p>27.6874407573</text:p>
          </table:table-cell>
          <table:table-cell office:value-type="float" office:value="14">
            <text:p>14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_I_V" table:style-name="ta1">
        <table:shapes>
          <draw:frame draw:z-index="0" draw:style-name="gr1" svg:width="6.2988in" svg:height="3.5429in" svg:x="4.902in" svg:y="1.0646in">
            <draw:object draw:notify-on-update-of-ranges="N_I_V.C7:N_I_V.C7 N_I_V.C8:N_I_V.C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 office:value-type="string">
            <text:p>First</text:p>
          </table:table-cell>
          <table:table-cell table:number-columns-repeated="8"/>
        </table:table-row>
        <table:table-row table:style-name="ro2">
          <table:table-cell office:value-type="float" office:value="1.3">
            <text:p>1.3</text:p>
          </table:table-cell>
          <table:table-cell table:number-columns-repeated="8"/>
        </table:table-row>
        <table:table-row table:style-name="ro3">
          <table:table-cell office:value-type="string">
            <text:p>Common ratio</text:p>
          </table:table-cell>
          <table:table-cell/>
          <table:table-cell table:formula="of:=[.C15]" office:value-type="float" office:value="11.1537201494014">
            <text:p>11.1537201494</text:p>
          </table:table-cell>
          <table:table-cell/>
          <table:table-cell office:value-type="string">
            <text:p>Maximo V para um lado em m/s</text:p>
          </table:table-cell>
          <table:table-cell table:number-columns-repeated="2"/>
          <table:table-cell table:formula="of:=[.C15]*3.6" office:value-type="float" office:value="40.153392537845">
            <text:p>40.1533925378</text:p>
          </table:table-cell>
          <table:table-cell office:value-type="string">
            <text:p>Km/h</text:p>
          </table:table-cell>
        </table:table-row>
        <table:table-row table:style-name="ro4">
          <table:table-cell office:value-type="float" office:value="1.381">
            <text:p>1.381</text:p>
          </table:table-cell>
          <table:table-cell/>
          <table:table-cell table:formula="of:=[.C8]" office:value-type="float" office:value="0">
            <text:p>0</text:p>
          </table:table-cell>
          <table:table-cell/>
          <table:table-cell office:value-type="string">
            <text:p>Para o outro lado</text:p>
          </table:table-cell>
          <table:table-cell table:number-columns-repeated="2"/>
          <table:table-cell table:formula="of:=[.C8]*3.6" office:value-type="float" office:value="0">
            <text:p>0</text:p>
          </table:table-cell>
          <table:table-cell office:value-type="string">
            <text:p>Km/h</text:p>
          </table:table-cell>
        </table:table-row>
        <table:table-row table:style-name="ro3">
          <table:table-cell office:value-type="string">
            <text:p>zero index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Numero de instancias da variavel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lta V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" table:formula="of:=[.$A$2]*POWER([.$A$4]; [.D8]-[.$A$6])- [.$A$2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[.C9]-[.C8]" office:value-type="float" office:value="0.4953">
            <text:p>0.4953</text:p>
          </table:table-cell>
          <table:table-cell table:style-name="ce2" table:formula="of:=[.$A$2]*POWER([.$A$4]; [.D9]-[.$A$6])- [.$A$2]" office:value-type="float" office:value="0.4953">
            <text:p>0.495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table:formula="of:=[.C10]-[.C9]" office:value-type="float" office:value="0.6840093">
            <text:p>0.6840093</text:p>
          </table:table-cell>
          <table:table-cell table:style-name="ce2" table:formula="of:=[.$A$2]*POWER([.$A$4]; [.D10]-[.$A$6])- [.$A$2]" office:value-type="float" office:value="1.1793093">
            <text:p>1.179309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table:formula="of:=[.C11]-[.C10]" office:value-type="float" office:value="0.9446168433">
            <text:p>0.9446168433</text:p>
          </table:table-cell>
          <table:table-cell table:style-name="ce2" table:formula="of:=[.$A$2]*POWER([.$A$4]; [.D11]-[.$A$6])- [.$A$2]" office:value-type="float" office:value="2.1239261433">
            <text:p>2.1239261433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/>
          <table:table-cell table:formula="of:=[.C12]-[.C11]" office:value-type="float" office:value="1.3045158605973">
            <text:p>1.3045158606</text:p>
          </table:table-cell>
          <table:table-cell table:style-name="ce2" table:formula="of:=[.$A$2]*POWER([.$A$4]; [.D12]-[.$A$6])- [.$A$2]" office:value-type="float" office:value="3.4284420038973">
            <text:p>3.4284420039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/>
          <table:table-cell table:formula="of:=[.C13]-[.C12]" office:value-type="float" office:value="1.80153640348487">
            <text:p>1.8015364035</text:p>
          </table:table-cell>
          <table:table-cell table:style-name="ce2" table:formula="of:=[.$A$2]*POWER([.$A$4]; [.D13]-[.$A$6])- [.$A$2]" office:value-type="float" office:value="5.22997840738217">
            <text:p>5.229978407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table:formula="of:=[.C14]-[.C13]" office:value-type="float" office:value="2.48792177321261">
            <text:p>2.4879217732</text:p>
          </table:table-cell>
          <table:table-cell table:style-name="ce2" table:formula="of:=[.$A$2]*POWER([.$A$4]; [.D14]-[.$A$6])- [.$A$2]" office:value-type="float" office:value="7.71790018059478">
            <text:p>7.7179001806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/>
          <table:table-cell table:formula="of:=[.C15]-[.C14]" office:value-type="float" office:value="3.43581996880661">
            <text:p>3.4358199688</text:p>
          </table:table-cell>
          <table:table-cell table:style-name="ce2" table:formula="of:=[.$A$2]*POWER([.$A$4]; [.D15]-[.$A$6])- [.$A$2]" office:value-type="float" office:value="11.1537201494014">
            <text:p>11.153720149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_D_V" table:style-name="ta1">
        <table:shapes>
          <draw:frame draw:z-index="0" draw:style-name="gr1" svg:width="6.2988in" svg:height="3.5429in" svg:x="4.6996in" svg:y="1.1378in">
            <draw:object draw:notify-on-update-of-ranges="N_D_V.C7:N_D_V.C7 N_D_V.C8:N_D_V.C1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>
            <text:p>scale factor</text:p>
          </table:table-cell>
          <table:table-cell table:number-columns-repeated="10"/>
        </table:table-row>
        <table:table-row table:style-name="ro3">
          <table:table-cell office:value-type="float" office:value="1.6">
            <text:p>1.6</text:p>
          </table:table-cell>
          <table:table-cell table:number-columns-repeated="3"/>
          <table:table-cell office:value-type="string">
            <text:p>Horizonte de tempo fixo e igual a 5s</text:p>
          </table:table-cell>
          <table:table-cell table:number-columns-repeated="6"/>
        </table:table-row>
        <table:table-row table:style-name="ro3">
          <table:table-cell office:value-type="string">
            <text:p>Common ratio</text:p>
          </table:table-cell>
          <table:table-cell/>
          <table:table-cell table:formula="of:=[.C15]" office:value-type="float" office:value="1.9152">
            <text:p>1.9152</text:p>
          </table:table-cell>
          <table:table-cell/>
          <table:table-cell office:value-type="string">
            <text:p>Maximo delta V para um lado em m/s</text:p>
          </table:table-cell>
          <table:table-cell table:number-columns-repeated="2"/>
          <table:table-cell table:formula="of:=[.C15]*3.6" office:value-type="float" office:value="6.89472">
            <text:p>6.89472</text:p>
          </table:table-cell>
          <table:table-cell office:value-type="string">
            <text:p>Km/h</text:p>
          </table:table-cell>
          <table:table-cell table:formula="of:=[.H3]/(5*5)" office:value-type="float" office:value="0.2757888">
            <text:p>0.2757888</text:p>
          </table:table-cell>
          <table:table-cell office:value-type="string">
            <text:p>Aceleracao maxima (tem que ser proxima de 1.2 m/s2)</text:p>
          </table:table-cell>
        </table:table-row>
        <table:table-row table:style-name="ro3">
          <table:table-cell office:value-type="float" office:value="1.3">
            <text:p>1.3</text:p>
          </table:table-cell>
          <table:table-cell/>
          <table:table-cell table:formula="of:=[.C8]" office:value-type="float" office:value="-2.96976">
            <text:p>-2.96976</text:p>
          </table:table-cell>
          <table:table-cell/>
          <table:table-cell office:value-type="string">
            <text:p>Para o outro lado</text:p>
          </table:table-cell>
          <table:table-cell table:number-columns-repeated="2"/>
          <table:table-cell table:formula="of:=[.C8]*3.6" office:value-type="float" office:value="-10.691136">
            <text:p>-10.691136</text:p>
          </table:table-cell>
          <table:table-cell office:value-type="string">
            <text:p>Km/h</text:p>
          </table:table-cell>
          <table:table-cell table:formula="of:=[.H4]/(5*5)" office:value-type="float" office:value="-0.42764544">
            <text:p>-0.42764544</text:p>
          </table:table-cell>
          <table:table-cell office:value-type="string">
            <text:p>Aceleracao maxima (tem que ser proxima de 2.7 m/s2)</text:p>
          </table:table-cell>
        </table:table-row>
        <table:table-row table:style-name="ro3">
          <table:table-cell office:value-type="string">
            <text:p>zero index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Numero de instancias da variavel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ltaDelta V</text:p>
          </table:table-cell>
          <table:table-cell office:value-type="string">
            <text:p>Delta V</text:p>
          </table:table-cell>
          <table:table-cell table:number-columns-repeated="8"/>
        </table:table-row>
        <table:table-row table:style-name="ro2">
          <table:table-cell/>
          <table:table-cell table:formula="of:=[.C8]-[.C9]" office:value-type="float" office:value="-1.05456">
            <text:p>-1.05456</text:p>
          </table:table-cell>
          <table:table-cell table:style-name="ce2" table:formula="of:=-([.$A$2]*POWER([.$A$4]; [.$A$6]-[.D8])- [.$A$2])" office:value-type="float" office:value="-2.96976">
            <text:p>-2.969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formula="of:=[.C9]-[.C10]" office:value-type="float" office:value="-0.8112">
            <text:p>-0.8112</text:p>
          </table:table-cell>
          <table:table-cell table:style-name="ce2" table:formula="of:=-([.$A$2]*POWER([.$A$4]; [.$A$6]-[.D9])- [.$A$2])" office:value-type="float" office:value="-1.9152">
            <text:p>-1.915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[.C10]-[.C11]" office:value-type="float" office:value="-0.624000000000001">
            <text:p>-0.624</text:p>
          </table:table-cell>
          <table:table-cell table:style-name="ce2" table:formula="of:=-([.$A$2]*POWER([.$A$4]; [.$A$6]-[.D10])- [.$A$2])" office:value-type="float" office:value="-1.104">
            <text:p>-1.10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table:formula="of:=[.C11]-[.C12]" office:value-type="float" office:value="-0.48">
            <text:p>-0.48</text:p>
          </table:table-cell>
          <table:table-cell table:style-name="ce2" table:formula="of:=-([.$A$2]*POWER([.$A$4]; [.$A$6]-[.D11])- [.$A$2])" office:value-type="float" office:value="-0.48">
            <text:p>-0.48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" table:formula="of:=[.$A$2]*POWER([.$A$4]; [.D12]-[.$A$6])- [.$A$2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table:formula="of:=[.C13]-[.C12]" office:value-type="float" office:value="0.48">
            <text:p>0.48</text:p>
          </table:table-cell>
          <table:table-cell table:style-name="ce2" table:formula="of:=[.$A$2]*POWER([.$A$4]; [.D13]-[.$A$6])- [.$A$2]" office:value-type="float" office:value="0.48">
            <text:p>0.48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table:formula="of:=[.C14]-[.C13]" office:value-type="float" office:value="0.624000000000001">
            <text:p>0.624</text:p>
          </table:table-cell>
          <table:table-cell table:style-name="ce2" table:formula="of:=[.$A$2]*POWER([.$A$4]; [.D14]-[.$A$6])- [.$A$2]" office:value-type="float" office:value="1.104">
            <text:p>1.10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table:formula="of:=[.C15]-[.C14]" office:value-type="float" office:value="0.8112">
            <text:p>0.8112</text:p>
          </table:table-cell>
          <table:table-cell table:style-name="ce2" table:formula="of:=[.$A$2]*POWER([.$A$4]; [.D15]-[.$A$6])- [.$A$2]" office:value-type="float" office:value="1.9152">
            <text:p>1.9152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V = at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 = V/t2</text:p>
          </table:table-cell>
          <table:table-cell table:number-columns-repeated="9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5-06-10T23:09:19</meta:creation-date>
    <dc:date>2016-03-28T23:49:13</dc:date>
    <dc:creator>Alberto Souza</dc:creator>
    <meta:editing-duration>P6DT23H22M10S</meta:editing-duration>
    <meta:editing-cycles>25</meta:editing-cycles>
    <meta:generator>LibreOffice/3.5$Linux_X86_64 LibreOffice_project/350m1$Build-2</meta:generator>
    <meta:document-statistic meta:table-count="7" meta:cell-count="37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933cm" svg:height="14.782cm" xlink:href=".." xlink:type="simple" chart:class="chart:circle" chart:style-name="ch1">
        <chart:legend chart:legend-position="end" svg:x="24.808cm" svg:y="3.357cm" style:legend-expansion="high" chart:style-name="ch2"/>
        <chart:plot-area chart:style-name="ch3" table:cell-range-address="D_Yaw.B7:D_Yaw.B22" svg:x="0.518cm" svg:y="1.02cm" svg:width="23.772cm" svg:height="13.467cm">
          <chartooo:coordinate-region svg:x="5.671cm" svg:y="1.021cm" svg:width="13.466cm" svg:height="13.4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Yaw.B7:D_Yaw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.502966">
                <text:p>254.502966</text:p>
                <draw:g>
                  <svg:desc>D_Yaw.B7:D_Yaw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80427">
                <text:p>14.48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80427">
                <text:p>14.480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Dist.C7:Dist.C22" chart:data-source-has-labels="row" svg:x="0.77cm" svg:y="0.855cm" svg:width="12.486cm" svg:height="7.545cm">
          <chartooo:coordinate-region svg:x="1.391cm" svg:y="1.054cm" svg:width="11.86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.C8:Dist.C22" chart:label-cell-address="Dist.C7:Dist.C7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Dist.C7:Dist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">
                <text:p>0.414</text:p>
                <draw:g>
                  <svg:desc>Dist.C8:Dist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2519999999999">
                <text:p>0.90251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89736">
                <text:p>1.4789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59188848">
                <text:p>2.159188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184284064">
                <text:p>2.96184284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089745519552">
                <text:p>3.908974551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2658997130713">
                <text:p>5.02658997130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4537616614242">
                <text:p>6.3453761661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0154387604805">
                <text:p>7.90154387604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378217737367">
                <text:p>9.7378217737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046296930093">
                <text:p>11.9046296930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461463037751">
                <text:p>14.461463037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4785263845461">
                <text:p>17.4785263845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386611337645">
                <text:p>21.0386611337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2396201378421">
                <text:p>25.2396201378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Theta.C7:Theta.C22" svg:x="0.32cm" svg:y="0.675cm" svg:width="14.235cm" svg:height="8.145cm">
          <chartooo:coordinate-region svg:x="3.365cm" svg:y="0.676cm" svg:width="8.144cm" svg:height="8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eta.C7:Theta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Theta.C7:Thet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D_Phi.B7:D_Phi.B22" svg:x="0.32cm" svg:y="0.675cm" svg:width="14.235cm" svg:height="8.145cm">
          <chartooo:coordinate-region svg:x="3.365cm" svg:y="0.676cm" svg:width="8.144cm" svg:height="8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Phi.B7:D_Phi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.625118485447">
                <text:p>304.625118485447</text:p>
                <draw:g>
                  <svg:desc>D_Phi.B7:D_Phi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7349473340533">
                <text:p>8.67349473340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7349473340533">
                <text:p>8.673494733405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4.201cm" style:legend-expansion="high" chart:style-name="ch2"/>
        <chart:plot-area chart:style-name="ch3" table:cell-range-address="N_I_V.C7:N_I_V.C15" chart:data-source-has-labels="row" svg:x="0.77cm" svg:y="0.855cm" svg:width="13.597cm" svg:height="7.545cm">
          <chartooo:coordinate-region svg:x="1.391cm" svg:y="1.054cm" svg:width="12.97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I_V.C8:N_I_V.C15" chart:label-cell-address="N_I_V.C7:N_I_V.C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N_I_V.C7:N_I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_I_V.C8:N_I_V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93093">
                <text:p>1.1793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39261433">
                <text:p>2.1239261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284420038973">
                <text:p>3.4284420038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2997840738217">
                <text:p>5.22997840738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1790018059478">
                <text:p>7.71790018059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537201494014">
                <text:p>11.1537201494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N_D_V.C7:N_D_V.C15" chart:data-source-has-labels="row" svg:x="0.77cm" svg:y="0.855cm" svg:width="12.697cm" svg:height="7.545cm">
          <chartooo:coordinate-region svg:x="1.312cm" svg:y="1.054cm" svg:width="12.155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D_V.C8:N_D_V.C15" chart:label-cell-address="N_D_V.C7:N_D_V.C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V</text:p>
                <draw:g>
                  <svg:desc>N_D_V.C7:N_D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96976">
                <text:p>-2.96976</text:p>
                <draw:g>
                  <svg:desc>N_D_V.C8:N_D_V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152">
                <text:p>-1.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04">
                <text:p>-1.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152">
                <text:p>1.9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D_Phi.D8:D_Phi.D14 D_Phi.C15:D_Phi.C22" chart:data-source-has-labels="column" svg:x="0.77cm" svg:y="0.855cm" svg:width="11.738cm" svg:height="7.545cm">
          <chartooo:coordinate-region svg:x="1.391cm" svg:y="1.054cm" svg:width="11.117cm" svg:height="6.699cm"/>
          <chart:axis chart:dimension="x" chart:name="primary-x" chart:style-name="ch4" chartooo:axis-type="auto">
            <chartooo:date-scale/>
            <chart:categories table:cell-range-address="D_Phi.D8:D_Phi.D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_Phi.C15:D_Phi.C2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_Phi.D8:D_Phi.D14</svg:desc>
                </draw:g>
              </table:table-cell>
              <table:table-cell office:value-type="float" office:value="0">
                <text:p>0</text:p>
                <draw:g>
                  <svg:desc>D_Phi.C15:D_Phi.C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29708">
                <text:p>2.8297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126612952">
                <text:p>5.126612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328498455088">
                <text:p>8.3284984550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.7919268463927">
                <text:p>12.79192684639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.0139460238714">
                <text:p>19.0139460238714</text:p>
              </table:table-cell>
            </table:table-row>
            <table:table-row>
              <table:table-cell office:value-type="string"/>
              <table:table-cell office:value-type="float" office:value="27.6874407572767">
                <text:p>27.68744075727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